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General_Transaction_ID</text:p>
          </table:table-cell>
          <table:table-cell office:value-type="string">
            <text:p>Submitting_Applicable_Manufacturer_or_Applicable_GPO_Name</text:p>
          </table:table-cell>
          <table:table-cell office:value-type="string">
            <text:p>Physician_Profile_ID</text:p>
          </table:table-cell>
          <table:table-cell office:value-type="string">
            <text:p>Physician_First_Name</text:p>
          </table:table-cell>
          <table:table-cell office:value-type="string">
            <text:p>Physician_Middle_Name</text:p>
          </table:table-cell>
          <table:table-cell office:value-type="string">
            <text:p>Physician_Last_Name</text:p>
          </table:table-cell>
          <table:table-cell office:value-type="string">
            <text:p>Recipient_Primary_Business_Street_Address_Line1</text:p>
          </table:table-cell>
          <table:table-cell office:value-type="string">
            <text:p>Recipient_Primary_Business_Street_Address_Line2</text:p>
          </table:table-cell>
          <table:table-cell office:value-type="string">
            <text:p>Recipient_City</text:p>
          </table:table-cell>
          <table:table-cell office:value-type="string">
            <text:p>Recipient_State</text:p>
          </table:table-cell>
          <table:table-cell office:value-type="string">
            <text:p>Recipient_Zip_Code</text:p>
          </table:table-cell>
          <table:table-cell office:value-type="string">
            <text:p>Physician_Primary_Type</text:p>
          </table:table-cell>
          <table:table-cell office:value-type="string">
            <text:p>Physician_Specialty</text:p>
          </table:table-cell>
          <table:table-cell office:value-type="string">
            <text:p>Total_Amount_of_Payment_USDollars</text:p>
          </table:table-cell>
          <table:table-cell office:value-type="string">
            <text:p>Nature_of_Payment_or_Transfer_of_Value</text:p>
          </table:table-cell>
        </table:table-row>
        <table:table-row table:style-name="ro2">
          <table:table-cell office:value-type="float" office:value="4068804">
            <text:p>4068804</text:p>
          </table:table-cell>
          <table:table-cell office:value-type="string">
            <text:p>Aesculap, Inc.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Space rental or facility fees(teaching hospital only)</text:p>
          </table:table-cell>
        </table:table-row>
        <table:table-row table:style-name="ro2">
          <table:table-cell office:value-type="float" office:value="4693932">
            <text:p>4693932</text:p>
          </table:table-cell>
          <table:table-cell office:value-type="string">
            <text:p>Stryker Corporation</text:p>
          </table:table-cell>
          <table:table-cell table:number-columns-repeated="4"/>
          <table:table-cell office:value-type="string">
            <text:p>400 W PUEBLO ST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3500">
            <text:p>3500</text:p>
          </table:table-cell>
          <table:table-cell office:value-type="string">
            <text:p>Grant</text:p>
          </table:table-cell>
        </table:table-row>
        <table:table-row table:style-name="ro1">
          <table:table-cell office:value-type="float" office:value="2852146">
            <text:p>2852146</text:p>
          </table:table-cell>
          <table:table-cell office:value-type="string">
            <text:p>KARLSTORZ Endoscopy-America</text:p>
          </table:table-cell>
          <table:table-cell table:number-columns-repeated="4"/>
          <table:table-cell office:value-type="string">
            <text:p>400 West Pueblo</text:p>
          </table:table-cell>
          <table:table-cell office:value-type="string">
            <text:p>C O FINANCE DEPARTMENT</text:p>
          </table:table-cell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10.7">
            <text:p>10.7</text:p>
          </table:table-cell>
          <table:table-cell office:value-type="string">
            <text:p>Gift</text:p>
          </table:table-cell>
        </table:table-row>
        <table:table-row table:style-name="ro1">
          <table:table-cell office:value-type="float" office:value="2954568">
            <text:p>2954568</text:p>
          </table:table-cell>
          <table:table-cell office:value-type="string">
            <text:p>GE Healthcare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14069">
            <text:p>14069</text:p>
          </table:table-cell>
          <table:table-cell office:value-type="string">
            <text:p>Space rental or facility fees(teaching hospital only)</text:p>
          </table:table-cell>
        </table:table-row>
        <table:table-row table:style-name="ro1">
          <table:table-cell office:value-type="float" office:value="5767064">
            <text:p>5767064</text:p>
          </table:table-cell>
          <table:table-cell office:value-type="string">
            <text:p>The Medicines Company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1500">
            <text:p>1500</text:p>
          </table:table-cell>
          <table:table-cell office:value-type="string">
            <text:p>Education</text:p>
          </table:table-cell>
        </table:table-row>
        <table:table-row table:style-name="ro1">
          <table:table-cell office:value-type="float" office:value="2953374">
            <text:p>2953374</text:p>
          </table:table-cell>
          <table:table-cell office:value-type="string">
            <text:p>GE Healthcare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3750">
            <text:p>3750</text:p>
          </table:table-cell>
          <table:table-cell office:value-type="string">
            <text:p>Space rental or facility fees(teaching hospital only)</text:p>
          </table:table-cell>
        </table:table-row>
        <table:table-row table:style-name="ro1">
          <table:table-cell office:value-type="float" office:value="2846128">
            <text:p>2846128</text:p>
          </table:table-cell>
          <table:table-cell office:value-type="string">
            <text:p>KARLSTORZ Endoscopy-America</text:p>
          </table:table-cell>
          <table:table-cell table:number-columns-repeated="4"/>
          <table:table-cell office:value-type="string">
            <text:p>400 West Pueblo</text:p>
          </table:table-cell>
          <table:table-cell office:value-type="string">
            <text:p>C O FINANCE DEPARTMENT</text:p>
          </table:table-cell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174.83">
            <text:p>174.83</text:p>
          </table:table-cell>
          <table:table-cell office:value-type="string">
            <text:p>Gift</text:p>
          </table:table-cell>
        </table:table-row>
        <table:table-row table:style-name="ro2">
          <table:table-cell office:value-type="float" office:value="2653461">
            <text:p>2653461</text:p>
          </table:table-cell>
          <table:table-cell office:value-type="string">
            <text:p>Hospira Worldwide, Inc.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1500">
            <text:p>1500</text:p>
          </table:table-cell>
          <table:table-cell office:value-type="string">
            <text:p>Space rental or facility fees(teaching hospital only)</text:p>
          </table:table-cell>
        </table:table-row>
        <table:table-row table:style-name="ro2">
          <table:table-cell office:value-type="float" office:value="1192328">
            <text:p>1192328</text:p>
          </table:table-cell>
          <table:table-cell office:value-type="string">
            <text:p>Medtronic Xomed, Inc.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1500">
            <text:p>1500</text:p>
          </table:table-cell>
          <table:table-cell office:value-type="string">
            <text:p>Grant</text:p>
          </table:table-cell>
        </table:table-row>
        <table:table-row table:style-name="ro1">
          <table:table-cell office:value-type="float" office:value="1135517">
            <text:p>1135517</text:p>
          </table:table-cell>
          <table:table-cell office:value-type="string">
            <text:p>Mentor Worldwide LLC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5000">
            <text:p>5000</text:p>
          </table:table-cell>
          <table:table-cell office:value-type="string">
            <text:p>Charitable Contribution</text:p>
          </table:table-cell>
        </table:table-row>
        <table:table-row table:style-name="ro1">
          <table:table-cell office:value-type="float" office:value="2846075">
            <text:p>2846075</text:p>
          </table:table-cell>
          <table:table-cell office:value-type="string">
            <text:p>KARLSTORZ Endoscopy-America</text:p>
          </table:table-cell>
          <table:table-cell table:number-columns-repeated="4"/>
          <table:table-cell office:value-type="string">
            <text:p>400 West Pueblo</text:p>
          </table:table-cell>
          <table:table-cell office:value-type="string">
            <text:p>C O FINANCE DEPARTMENT</text:p>
          </table:table-cell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909.13">
            <text:p>909.13</text:p>
          </table:table-cell>
          <table:table-cell office:value-type="string">
            <text:p>Gift</text:p>
          </table:table-cell>
        </table:table-row>
        <table:table-row table:style-name="ro2">
          <table:table-cell office:value-type="float" office:value="5951658">
            <text:p>5951658</text:p>
          </table:table-cell>
          <table:table-cell office:value-type="string">
            <text:p>Biosense Webster, Inc.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Space rental or facility fees(teaching hospital only)</text:p>
          </table:table-cell>
        </table:table-row>
        <table:table-row table:style-name="ro2">
          <table:table-cell office:value-type="float" office:value="5942838">
            <text:p>5942838</text:p>
          </table:table-cell>
          <table:table-cell office:value-type="string">
            <text:p>Biosense Webster, Inc.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Space rental or facility fees(teaching hospital only)</text:p>
          </table:table-cell>
        </table:table-row>
        <table:table-row table:style-name="ro2">
          <table:table-cell office:value-type="float" office:value="5777976">
            <text:p>5777976</text:p>
          </table:table-cell>
          <table:table-cell office:value-type="string">
            <text:p>Edwards Lifesciences Corporation</text:p>
          </table:table-cell>
          <table:table-cell table:number-columns-repeated="4"/>
          <table:table-cell office:value-type="string">
            <text:p>400 West Pueblo</text:p>
          </table:table-cell>
          <table:table-cell/>
          <table:table-cell office:value-type="string">
            <text:p>Santa Barbara</text:p>
          </table:table-cell>
          <table:table-cell office:value-type="string">
            <text:p>CA</text:p>
          </table:table-cell>
          <table:table-cell office:value-type="float" office:value="93105">
            <text:p>93105</text:p>
          </table:table-cell>
          <table:table-cell table:number-columns-repeated="2"/>
          <table:table-cell office:value-type="float" office:value="201.62">
            <text:p>201.62</text:p>
          </table:table-cell>
          <table:table-cell office:value-type="string">
            <text:p>Space rental or facility fees(teaching hospital only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3/13/2015</text:date>, <text:time>14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</meta:initial-creator>
    <meta:creation-date>2015-03-13T14:56:04.81</meta:creation-date>
    <dc:date>2015-03-13T14:57:03.08</dc:date>
    <dc:creator>e </dc:creator>
    <meta:editing-duration>PT58S</meta:editing-duration>
    <meta:editing-cycles>1</meta:editing-cycles>
    <meta:document-statistic meta:table-count="3" meta:cell-count="130" meta:object-count="0"/>
    <meta:generator>OpenOffice/4.0.1$Win32 OpenOffice.org_project/401m5$Build-9714</meta:generator>
  </office:meta>
</office:document-meta>
</file>